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0693in"/>
    </style:style>
    <style:style style:name="P3" style:family="paragraph" style:parent-style-name="Standard">
      <style:paragraph-properties style:line-height-at-least="0.0693in" fo:text-align="center" style:justify-single-word="false"/>
    </style:style>
    <style:style style:name="P4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275056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4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5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7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18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19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0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1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2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3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81794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4" style:family="paragraph" style:parent-style-name="Standard" style:list-style-name="L4">
      <style:paragraph-properties style:line-height-at-least="0.0693in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2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27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italic" style:text-underline-style="none" fo:font-weight="bold" officeooo:rsid="00048ef5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1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2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4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6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7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18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1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26" style:family="text">
      <style:text-properties fo:font-weight="normal" officeooo:rsid="00048ef5" style:font-weight-asian="normal" style:font-weight-complex="normal"/>
    </style:style>
    <style:style style:name="T27" style:family="text">
      <style:text-properties fo:font-weight="normal" officeooo:rsid="001140d2" style:font-weight-asian="normal" style:font-weight-complex="normal"/>
    </style:style>
    <style:style style:name="T28" style:family="text">
      <style:text-properties fo:font-weight="normal" officeooo:rsid="0011edcf" style:font-weight-asian="normal" style:font-weight-complex="normal"/>
    </style:style>
    <style:style style:name="T29" style:family="text">
      <style:text-properties fo:font-weight="normal" officeooo:rsid="00125cf2" style:font-weight-asian="normal" style:font-weight-complex="normal"/>
    </style:style>
    <style:style style:name="T30" style:family="text">
      <style:text-properties fo:font-weight="normal" officeooo:rsid="00173f43" style:font-weight-asian="normal" style:font-weight-complex="normal"/>
    </style:style>
    <style:style style:name="T31" style:family="text">
      <style:text-properties fo:font-weight="normal" officeooo:rsid="0018f533" style:font-weight-asian="normal" style:font-weight-complex="normal"/>
    </style:style>
    <style:style style:name="T32" style:family="text">
      <style:text-properties officeooo:rsid="00048ef5"/>
    </style:style>
    <style:style style:name="T33" style:family="text">
      <style:text-properties officeooo:rsid="00081794"/>
    </style:style>
    <style:style style:name="T34" style:family="text">
      <style:text-properties style:font-name="Times" fo:font-weight="normal" style:font-weight-asian="normal" style:font-weight-complex="normal"/>
    </style:style>
    <style:style style:name="T35" style:family="text">
      <style:text-properties style:font-name="Times" fo:font-weight="bold" officeooo:rsid="0010124f" style:font-weight-asian="bold" style:font-weight-complex="bold"/>
    </style:style>
    <style:style style:name="T36" style:family="text">
      <style:text-properties officeooo:rsid="001140d2"/>
    </style:style>
    <style:style style:name="T37" style:family="text">
      <style:text-properties officeooo:rsid="001ca46f"/>
    </style:style>
    <style:style style:name="T38" style:family="text">
      <style:text-properties style:text-underline-style="none" fo:font-weight="normal" officeooo:rsid="0011edcf" style:font-weight-asian="normal" style:font-weight-complex="normal"/>
    </style:style>
    <style:style style:name="T39" style:family="text">
      <style:text-properties style:text-underline-style="none" fo:font-weight="normal" officeooo:rsid="001140d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yan Vincent Beatty</text:p>
      <text:p text:style-name="P4"><text:span text:style-name="T2">301-802-1296 </text:span><text:span text:style-name="T34">|</text:span><text:span text:style-name="T2"> </text:span><text:a xlink:type="simple" xlink:href="mailto:rvbeatty@email.wm.edu"><text:span text:style-name="Internet_20_link"><text:span text:style-name="T19">rvbeatty@email.wm.edu</text:span></text:span></text:a></text:p>
      <text:p text:style-name="P1">8112 Whites Ford Way, Potomac, <text:span text:style-name="T37">MD</text:span> 20854</text:p>
      <text:p text:style-name="P3"><text:a xlink:type="simple" xlink:href="https://github.com/RyanBeatty"><text:span text:style-name="Internet_20_link"><text:span text:style-name="T14">https://github.com/RyanBeatty</text:span></text:span></text:a></text:p>
      <text:p text:style-name="P9"><text:span text:style-name="T10">EDUCATI</text:span><text:bookmark text:name="_GoBack"/><text:span text:style-name="T10">ON</text:span></text:p>
      <text:p text:style-name="P6"><text:span text:style-name="T20">College of William and Mary</text:span><text:span text:style-name="T21"> – Williamsburg, VA<text:tab/><text:tab/><text:tab/>B.S. Computer Science</text:span></text:p>
      <text:p text:style-name="P5">Major GPA: 3.67<text:tab/><text:tab/><text:tab/><text:tab/><text:tab/><text:tab/><text:tab/><text:tab/><text:tab/>Est. May 2016</text:p>
      <text:p text:style-name="P8"/>
      <text:p text:style-name="P6"><text:span text:style-name="T25">Gonzaga College High School</text:span><text:span text:style-name="T3"> – Washington,</text:span><text:span text:style-name="T1"> D.C<text:tab/>.<text:tab/><text:tab/><text:tab/>Completed: July 2012</text:span></text:p>
      <text:p text:style-name="P6"/>
      <text:p text:style-name="P7"><text:span text:style-name="T35">Undergraduate Coursework </text:span><text:span text:style-name="T6">– </text:span><text:span text:style-name="T22">Operating Systems, Systems Programming, </text:span><text:span text:style-name="T23">Network Security, <text:s/>Algorithms, Software Development, </text:span><text:span text:style-name="T22">Programming Languages,</text:span><text:span text:style-name="T23"> Data Structures</text:span></text:p>
      <text:p text:style-name="P6"/>
      <text:p text:style-name="P16">LANGUAGES AND TECHNOLOGIES</text:p>
      <text:list xml:id="list20900103792" text:style-name="L1">
        <text:list-item>
          <text:p text:style-name="P17"><text:span text:style-name="T5">Python, </text:span><text:span text:style-name="T3">C/C++, </text:span><text:span text:style-name="T4">Java, </text:span><text:span text:style-name="T3">Haskell, </text:span><text:span text:style-name="T4">Objective-C, </text:span><text:span text:style-name="T3">JavaScript</text:span></text:p>
        </text:list-item>
        <text:list-item>
          <text:p text:style-name="P18"><text:span text:style-name="T3">Django, Flask, Node.js, </text:span><text:span text:style-name="T9">PostgreSQL, Linux/Unix Environment, </text:span><text:span text:style-name="T4">iOS, Android</text:span></text:p>
        </text:list-item>
      </text:list>
      <text:p text:style-name="P14"/>
      <text:p text:style-name="P25">PROJECTS</text:p>
      <text:list xml:id="list11976905431" text:style-name="L2">
        <text:list-item>
          <text:p text:style-name="P20"><text:span text:style-name="T36">Student Taxi Service </text:span><text:span text:style-name="T27">(</text:span><text:a xlink:type="simple" xlink:href="https://goo.gl/7eO5qf"><text:span text:style-name="T39">https://goo.gl/7eO5qf</text:span></text:a><text:span text:style-name="T27">)</text:span><text:span text:style-name="T36"> </text:span><text:span text:style-name="T27">–</text:span><text:span text:style-name="T36"> </text:span><text:span text:style-name="T27">Platform for W&amp;M students to request rides around the Williamsburg area on weekends to discourage drunk driving. Developed using Python, Flask, Android/iOS, </text:span><text:span text:style-name="T31">and </text:span><text:span text:style-name="T27">Twilio.</text:span></text:p>
        </text:list-item>
        <text:list-item>
          <text:p text:style-name="P21"><text:span text:style-name="T36">Stock Music </text:span><text:span text:style-name="T27">(</text:span><text:a xlink:type="simple" xlink:href="https://goo.gl/oWB3MK"><text:span text:style-name="T38">https://goo.gl/oWB3MK</text:span></text:a><text:span text:style-name="T27">)</text:span><text:span text:style-name="T36"> </text:span><text:span text:style-name="T7">– </text:span><text:span text:style-name="T8">Data visualization</text:span><text:span text:style-name="T27"> project that </text:span><text:span text:style-name="T30">gets</text:span><text:span text:style-name="T27"> stock market </text:span><text:span text:style-name="T29">prices</text:span><text:span text:style-name="T27"> using the Bloomberg API and converts the data points into musical notes that are </text:span><text:span text:style-name="T29">th</text:span><text:span text:style-name="T30">en</text:span><text:span text:style-name="T27"> played </text:span><text:span text:style-name="T28">as a MIDI file</text:span><text:span text:style-name="T27">. Developed using Python, Flask, </text:span><text:span text:style-name="T31">and </text:span><text:span text:style-name="T27">Java</text:span><text:span text:style-name="T28">S</text:span><text:span text:style-name="T27">cript.</text:span></text:p>
        </text:list-item>
      </text:list>
      <text:p text:style-name="P14"/>
      <text:p text:style-name="P26">EMPLOYMENT</text:p>
      <text:p text:style-name="P12"><text:span text:style-name="T12">Epic Systems<text:tab/> <text:tab/><text:tab/><text:tab/><text:tab/><text:tab/><text:tab/><text:tab/><text:tab/></text:span><text:span text:style-name="T24">Verona, WI</text:span><text:span text:style-name="T12"><text:tab/></text:span></text:p>
      <text:p text:style-name="P11"><text:span text:style-name="T24">Sofware Development Intern</text:span><text:span text:style-name="T15"><text:tab/><text:tab/><text:tab/><text:tab/><text:tab/><text:tab/><text:tab/></text:span><text:span text:style-name="T24">May 2015 – Aug. 2015</text:span></text:p>
      <text:list xml:id="list2549520441" text:style-name="L3">
        <text:list-item>
          <text:p text:style-name="P22">Developed iOS application <text:span text:style-name="T33">that provides an organized workflow for cytogenetics lab technicians to perform tests for genetic disorders.</text:span></text:p>
        </text:list-item>
        <text:list-item>
          <text:p text:style-name="P23">Developed internal iOS framework for providing a generic interface for task-based specimen testing workflows.</text:p>
        </text:list-item>
      </text:list>
      <text:p text:style-name="P27"/>
      <text:p text:style-name="P10"><text:span text:style-name="T32">American Public Power Association</text:span><text:span text:style-name="T26"><text:tab/><text:tab/><text:tab/><text:tab/><text:tab/>Crystal City, VA</text:span></text:p>
      <text:p text:style-name="P28">Junior Developer<text:tab/><text:tab/><text:tab/><text:tab/><text:tab/><text:tab/><text:tab/><text:tab/>Nov. 2014 – March 2015</text:p>
      <text:list xml:id="list8921331981" text:style-name="L4">
        <text:list-item>
          <text:p text:style-name="P24">Responsible for developing and maintaining features for the eReliability Tracker, an enhanced, web-based version of APPA's Reliability Tracker software.</text:p>
        </text:list-item>
      </text:list>
      <text:p text:style-name="P2"/>
      <text:p text:style-name="P13"><text:span text:style-name="T13">PBS: Public Broadcasting Service</text:span><text:span text:style-name="T16"><text:tab/><text:tab/><text:tab/><text:tab/><text:tab/><text:tab/>Crystal City, VA</text:span></text:p>
      <text:p text:style-name="P29">Software Development Intern<text:tab/><text:tab/><text:tab/><text:tab/><text:tab/><text:tab/>May 2014 – August 2014</text:p>
      <text:list xml:id="list14338534721" text:style-name="L5">
        <text:list-item>
          <text:p text:style-name="P19"><text:span text:style-name="T18">Helped develop </text:span><text:span text:style-name="T11">Agora</text:span><text:span text:style-name="T16"> (</text:span><text:a xlink:type="simple" xlink:href="https://goo.gl/z64NvZ"><text:span text:style-name="Internet_20_link"><text:span text:style-name="T17">https://goo.gl/z64NvZ</text:span></text:span></text:a><text:span text:style-name="T16">)</text:span><text:span text:style-name="T18">,</text:span><text:span text:style-name="T16"> </text:span><text:span text:style-name="T18">a </text:span><text:span text:style-name="T16">batch analyzer of video stream logs </text:span><text:span text:style-name="T18">that l</text:span><text:span text:style-name="T16">everages AWS's Elastic MapReduce 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20:15:30</dc:date>
    <meta:editing-cycles>51</meta:editing-cycles>
    <meta:editing-duration>PT2H7M46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66" meta:character-count="1953" meta:non-whitespace-character-count="1671"/>
    <meta:template xlink:type="simple" xlink:actuate="onRequest" xlink:title="Normal.dotm" xlink:href=""/>
  </office:meta>
</office:document-meta>
</file>